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500000118B959893761EEC61E.png" manifest:media-type="image/png"/>
  <manifest:file-entry manifest:full-path="Pictures/10000000000000C400000102371B6B338518283B.png" manifest:media-type="image/png"/>
  <manifest:file-entry manifest:full-path="Pictures/10000001000004B0000003CA65A167F19DECC936.png" manifest:media-type="image/png"/>
  <manifest:file-entry manifest:full-path="Pictures/100000010000004D000000562A33A32A2F7B83D5.png" manifest:media-type="image/png"/>
  <manifest:file-entry manifest:full-path="Pictures/10000000000000DC0000009C2DF4A9ECFB3D3D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6pt" style:font-size-asian="6pt"/>
    </style:style>
    <style:style style:name="P9" style:family="paragraph" style:parent-style-name="Standard">
      <style:paragraph-properties fo:margin-top="0cm" fo:margin-bottom="0.212cm" style:contextual-spacing="false"/>
      <style:text-properties style:font-name="Arial" fo:font-size="14pt" style:rfc-language-tag="es-ES-u-co-trad" fo:language="es" fo:country="ES" officeooo:rsid="00214da9" officeooo:paragraph-rsid="00214da9" style:font-size-asian="14pt" style:language-asian="gl" style:country-asian="ES" style:font-size-complex="14pt"/>
    </style:style>
    <style:style style:name="P10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1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236a7" officeooo:paragraph-rsid="002236a7" style:language-asian="gl" style:country-asian="ES" style:font-size-complex="12pt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3fea4" officeooo:paragraph-rsid="002236a7" style:language-asian="gl" style:country-asian="ES" style:font-size-complex="12pt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5644b" officeooo:paragraph-rsid="0025644b" style:language-asian="gl" style:country-asian="ES" style:font-size-complex="12pt"/>
    </style:style>
    <style:style style:name="P14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2963bf" officeooo:paragraph-rsid="002963bf" style:language-asian="gl" style:country-asian="ES" style:font-size-complex="12pt"/>
    </style:style>
    <style:style style:name="T1" style:family="text">
      <style:text-properties fo:font-size="6pt" fo:font-style="italic" style:font-size-asian="6pt" style:font-style-asian="italic" style:font-size-complex="6pt"/>
    </style:style>
    <style:style style:name="T2" style:family="text">
      <style:text-properties fo:language="es" fo:country="ES" style:language-asian="es" style:country-asian="ES" style:language-complex="ar" style:country-complex="SA"/>
    </style:style>
    <style:style style:name="T3" style:family="text">
      <style:text-properties officeooo:rsid="001a7aa0"/>
    </style:style>
    <style:style style:name="T4" style:family="text">
      <style:text-properties officeooo:rsid="0023fea4"/>
    </style:style>
    <style:style style:name="T5" style:family="text">
      <style:text-properties officeooo:rsid="0028831a"/>
    </style:style>
    <style:style style:name="T6" style:family="text">
      <style:text-properties officeooo:rsid="00293e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B<text:span text:style-name="T3">usca en Internet información sobre estas cuestiones:</text:span></text:p>
      <text:p text:style-name="P9"/>
      <text:list xml:id="list2051643480" text:style-name="L1">
        <text:list-item>
          <text:p text:style-name="P11">Enumera algunas aplicaciones que emplea el Aprendizaje Profundo, ¿cómo las percibimos? <text:span text:style-name="T5">¿son útiles, agresivas frente a nuestra libertad, ...?</text:span></text:p>
        </text:list-item>
        <text:list-item>
          <text:p text:style-name="P12">¿Irías a una entrevista de trabajo si quien te formula las preguntas es una Inteligencia Artificial aplicando el Aprendizaje Profundo a través de los datos e información que le proporcionas? Razona tu respuesta.</text:p>
        </text:list-item>
        <text:list-item>
          <text:p text:style-name="P11">¿El aprendizaje profundo puede <text:span text:style-name="T4">ayudar en los juicios a la hora de determinar la culpabilidad o la inocencia de un acusado? </text:span><text:span text:style-name="T6">Si fueses tú el acusado ¿preferirías ser juzgado por una IA que aplicase el Aprendizaje Profundo? ¿y si fueses el acusador? </text:span><text:span text:style-name="T4">Razona tu respuesta.</text:span></text:p>
        </text:list-item>
        <text:list-item>
          <text:p text:style-name="P13">Las predicciones realizadas aplicando el Aprendizaje Profundo ¿por qué fallan?, ¿por qué no son precisas y seguras? Razona tu respuesta.</text:p>
        </text:list-item>
        <text:list-item>
          <text:p text:style-name="P14">En el ejemplo de Dogs_vs_Cats_Classification, echa un vistazo en la parte de creación del modelo, y haz variaciones. Por ejemplo, suprime un grupo de Conv2D y MaxPool2D, o dos grupos, o suprime el Dense(48) o redúcelo a 24 ó 12, u otro valor, o cambia el método de activación por otro. ¿Observas mejorías a la hora de realizar el historial? ¿qué tal funciona en las predicciones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Table_20_Contents">
      <style:text-properties fo:font-size="7pt" style:rfc-language-tag="es-ES-u-co-trad" fo:language="es" fo:country="ES" style:font-size-asian="7pt" style:font-size-complex="9pt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6" style:family="paragraph" style:parent-style-name="Table_20_Contents">
      <style:text-properties fo:font-size="6pt" style:font-size-asian="6pt"/>
    </style:style>
    <style:style style:name="MP7" style:family="paragraph" style:parent-style-name="Table_20_Contents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T1" style:family="text">
      <style:text-properties fo:font-size="6pt" fo:font-style="italic" style:font-size-asian="6pt" style:font-style-asian="italic" style:font-size-complex="6pt"/>
    </style:style>
    <style:style style:name="MT2" style:family="text">
      <style:text-properties fo:language="es" fo:country="ES" style:language-asian="es" style:country-asian="ES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2"><draw:frame draw:style-name="Mfr1" draw:name="Imagen 7" text:anchor-type="as-char" svg:width="1.122cm" svg:height="1.475cm" draw:z-index="1"><draw:image xlink:href="Pictures/10000000000000C400000102371B6B338518283B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3"/>
              <text:p text:style-name="MP4"><draw:frame draw:style-name="Mfr2" draw:name="Imagen 9" text:anchor-type="as-char" svg:width="3.201cm" svg:height="0.457cm" draw:z-index="2"><draw:image xlink:href="Pictures/10000000000000DC0000009C2DF4A9ECFB3D3D59.png" xlink:type="simple" xlink:show="embed" xlink:actuate="onLoad" draw:mime-type="image/png"/></draw:frame></text:p>
              <text:p text:style-name="MP5"/>
              <text:p text:style-name="MP5">CONSELLERÍA DE CULTURA, EDUCACIÓN E UNIVERSIDADE</text:p>
            </table:table-cell>
            <table:table-cell table:style-name="Tabla1.A1" office:value-type="string">
              <text:p text:style-name="MP6"><draw:frame draw:style-name="Mfr3" draw:name="Imagen 3" text:anchor-type="char" svg:x="-0.27cm" svg:y="0.228cm" svg:width="1.191cm" svg:height="1.335cm" draw:z-index="0"><draw:image xlink:href="Pictures/100000010000004D000000562A33A32A2F7B83D5.png" xlink:type="simple" xlink:show="embed" xlink:actuate="onLoad" draw:mime-type="image/png"/></draw:frame></text:p>
            </table:table-cell>
            <table:table-cell table:style-name="Tabla1.A1" office:value-type="string">
              <text:p text:style-name="MP7">IES de Teis</text:p>
              <text:p text:style-name="MP8">Avda. de Galicia, 101</text:p>
              <text:p text:style-name="MP8">36216 – Vigo</text:p>
              <text:p text:style-name="MP8">886 12 04 64</text:p>
              <text:p text:style-name="MP8">ies.teis@edu.xunta.es</text:p>
            </table:table-cell>
            <table:table-cell table:style-name="Tabla1.A1" office:value-type="string">
              <text:p text:style-name="Table_20_Contents"><draw:frame draw:style-name="Mfr1" draw:name="Imagen 4" text:anchor-type="as-char" svg:width="3.731cm" svg:height="1.189cm" draw:z-index="3"><draw:image xlink:href="Pictures/100000000000047500000118B959893761EEC61E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text:span text:style-name="MT2"><text:s text:c="10"/></text:span><draw:frame draw:style-name="Mfr1" draw:name="Imagen 1" text:anchor-type="as-char" svg:width="1.87cm" svg:height="1.512cm" draw:z-index="4"><draw:image xlink:href="Pictures/10000001000004B0000003CA65A167F19DECC936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1"><text:span text:style-name="MT1"><text:file-name text:display="name-and-extension">Tarea 4. Aprendizaje Profundo.odt</text:file-name></text:span><text:span text:style-name="MT1">, pág. </text:span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irector</meta:initial-creator>
    <meta:editing-cycles>31</meta:editing-cycles>
    <meta:print-date>2021-11-03T13:31:00</meta:print-date>
    <meta:creation-date>2021-11-03T13:31:00</meta:creation-date>
    <dc:date>2023-03-01T19:13:39.430000000</dc:date>
    <meta:editing-duration>PT2H37M21S</meta:editing-duration>
    <meta:generator>LibreOffice/7.3.3.2$Windows_X86_64 LibreOffice_project/d1d0ea68f081ee2800a922cac8f79445e4603348</meta:generator>
    <meta:document-statistic meta:table-count="1" meta:image-count="5" meta:object-count="0" meta:page-count="1" meta:paragraph-count="17" meta:word-count="221" meta:character-count="1368" meta:non-whitespace-character-count="1154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